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C00000211A90E2665B7B21398.png" manifest:media-type="image/png"/>
  <manifest:file-entry manifest:full-path="Pictures/10000000000002BD000001F5EB83E82E834D8F83.png" manifest:media-type="image/png"/>
  <manifest:file-entry manifest:full-path="Pictures/10000000000001DB000001C75A4E297AE7181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786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3.053cm" fo:min-width="4.326cm" fo:wrap-option="no-wrap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639cm" fo:min-width="1.405c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639cm" fo:min-width="8.898cm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17cm" fo:min-width="3.484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171cm" fo:min-width="3.57cm"/>
    </style:style>
    <style:style style:name="gr9" style:family="graphic" style:parent-style-name="standard">
      <style:graphic-properties svg:stroke-width="0.353cm" svg:stroke-color="#23ff23" draw:marker-start="" draw:marker-start-width="0.726cm" draw:marker-end-width="0.726cm" draw:fill-color="#00ff00" draw:opacity="96%" draw:textarea-horizontal-align="justify" draw:textarea-vertical-align="middle" draw:auto-grow-height="false" fo:min-height="0cm" fo:min-width="1.651cm" fo:padding-top="0.298cm" fo:padding-bottom="0.298cm" fo:padding-left="0.423cm" fo:padding-right="0.423cm"/>
    </style:style>
    <style:style style:name="gr10" style:family="graphic" style:parent-style-name="standard">
      <style:graphic-properties svg:stroke-width="0.353cm" svg:stroke-color="#23ff23" draw:marker-start="" draw:marker-start-width="0.726cm" draw:marker-end-width="0.726cm" draw:fill-color="#00ff00" draw:opacity="96%" draw:textarea-horizontal-align="justify" draw:textarea-vertical-align="middle" draw:auto-grow-height="false" fo:min-height="0.171cm" fo:min-width="3.57cm" fo:padding-top="0.298cm" fo:padding-bottom="0.298cm" fo:padding-left="0.423cm" fo:padding-right="0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 draw:opacity="96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65cm" svg:height="12.036cm" svg:x="3.691cm" svg:y="8.776cm">
          <draw:image xlink:href="Pictures/10000000000001DB000001C75A4E297AE7181D26.png" xlink:type="simple" xlink:show="embed" xlink:actuate="onLoad">
            <text:p/>
          </draw:image>
        </draw:frame>
        <draw:custom-shape draw:style-name="gr2" draw:text-style-name="P2" draw:layer="layout" svg:width="2.286cm" svg:height="0.889cm" svg:x="11.176cm" svg:y="18.145cm">
          <text:p text:style-name="P2">pass</text:p>
          <draw:enhanced-geometry svg:viewBox="0 0 21600 21600" draw:glue-points="10800 0 0 10800 10800 21600 21600 10800 ?f40 ?f41" draw:text-areas="0 0 21600 21600" draw:type="rectangular-callout" draw:modifiers="-6630.17052907739 3057.97752808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286cm" svg:height="0.889cm" svg:x="11.049cm" svg:y="17.129cm">
          <text:p text:style-name="P2">root</text:p>
          <draw:enhanced-geometry svg:viewBox="0 0 21600 21600" draw:glue-points="10800 0 0 10800 10800 21600 21600 10800 ?f40 ?f41" draw:text-areas="0 0 21600 21600" draw:type="rectangular-callout" draw:modifiers="-6743.50677743769 6091.6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826cm" svg:height="3.302cm" svg:x="15.189cm" svg:y="13.573cm">
          <text:p text:style-name="P2">remember </text:p>
          <text:p text:style-name="P2">DON'T</text:p>
          <text:p text:style-name="P2"><text:s/>put '<text:span text:style-name="T1">.h2.db' </text:span></text:p>
          <text:p text:style-name="P2">at the end !</text:p>
          <draw:enhanced-geometry svg:viewBox="0 0 21600 21600" draw:glue-points="10800 0 0 10800 10800 21600 21600 10800 ?f40 ?f41" draw:text-areas="0 0 21600 21600" draw:type="rectangular-callout" draw:modifiers="-4895.46302050963 18696.4577656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905cm" svg:height="0.889cm" svg:x="6.858cm" svg:y="18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398cm" svg:height="0.889cm" svg:x="4.445cm" svg:y="16.1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2" draw:layer="layout" svg:width="12.365cm" svg:height="9.386cm" svg:x="2.27cm" svg:y="11.795cm">
          <draw:image xlink:href="Pictures/10000000000002BD000001F5EB83E82E834D8F83.png" xlink:type="simple" xlink:show="embed" xlink:actuate="onLoad">
            <text:p/>
          </draw:image>
        </draw:frame>
        <draw:custom-shape draw:style-name="gr7" draw:text-style-name="P4" draw:layer="layout" svg:width="3.984cm" svg:height="0.42cm" draw:transform="skewX (-0.00244346095279203) rotate (-0.82815873007131) translate (15.693cm 12.13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07cm" svg:height="0.421cm" draw:transform="rotate (0.744382925975582) translate (15.224cm 14.893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6" draw:text-style-name="P2" draw:layer="layout" svg:width="12.917cm" svg:height="9.543cm" svg:x="2.307cm" svg:y="10.652cm">
          <draw:image xlink:href="Pictures/10000000000002CC00000211A90E2665B7B21398.png" xlink:type="simple" xlink:show="embed" xlink:actuate="onLoad">
            <text:p/>
          </draw:image>
        </draw:frame>
        <draw:custom-shape draw:style-name="gr9" draw:text-style-name="P5" draw:layer="layout" svg:width="2.497cm" svg:height="0.42cm" draw:transform="skewX (-0.00244346095279206) rotate (-1.15488436604465) translate (16.752cm 12.39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7cm" svg:height="0.421cm" draw:transform="rotate (0.963596280026069) translate (17.318cm 14.791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66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4:04:48.156161438</meta:creation-date>
    <dc:date>2016-10-24T16:49:09.213980410</dc:date>
    <meta:editing-duration>PT1H47M35S</meta:editing-duration>
    <meta:editing-cycles>5</meta:editing-cycles>
    <meta:generator>LibreOffice/5.1.4.2$Linux_x86 LibreOffice_project/10m0$Build-2</meta:generator>
    <meta:document-statistic meta:object-count="12"/>
  </office:meta>
</office:document-meta>
</file>